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uardianException.Guardia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ardianException.Guardia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ardianException.GuardianException( String message , Throwable ne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ardianException.GuardianException( Throwable ne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